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230855741377401740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761145732106864525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818767226831048735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9">50.1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9T13:10:34.40</dc:date>
    <dc:creator>James Lombardi</dc:creator>
    <meta:editing-duration>PT18H20M30S</meta:editing-duration>
    <meta:editing-cycles>94</meta:editing-cycles>
    <meta:document-statistic meta:table-count="0" meta:image-count="0" meta:object-count="0" meta:page-count="10" meta:paragraph-count="324" meta:word-count="3552" meta:character-count="17964"/>
  </office:meta>
</office:document-meta>
</file>